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6]-[.A76]" office:value-type="time" office:time-value="-PT00H45M00.000001S" calcext:value-type="time">
            <text:p>23:14:59</text:p>
          </table:table-cell>
          <table:table-cell table:style-name="ce7" table:formula="of:=[.C76]+[.D75]" office:value-type="time" office:time-value="PT41H05M59.999998S" calcext:value-type="time">
            <text:p>41:06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hours/>
      <number:text>:</number:text>
      <number:minutes number:style="long"/>
      <number:text> </number:text>
      <number:am-pm/>
    </number:time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4">
      <number:day/>
      <number:text>-</number:text>
      <number:month number:textual="true"/>
      <number:text>-</number:text>
      <number:year/>
    </number:date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2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time-style style:name="N149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35">
      <number:day/>
      <number:text>-</number:text>
      <number:month number:textual="true"/>
    </number:date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date-style style:name="N155">
      <number:month/>
      <number:text>/</number:text>
      <number:day/>
      <number:text>/</number:text>
      <number:year number:style="long"/>
    </number:dat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</number:time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34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4:02:48.4339094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6T14:03:03.943039908</dc:date>
    <meta:editing-cycles>115</meta:editing-cycles>
    <meta:editing-duration>P1DT3H48M36S</meta:editing-duration>
    <meta:generator>LibreOffice/7.3.0.3$Linux_X86_64 LibreOffice_project/30$Build-3</meta:generator>
    <meta:document-statistic meta:table-count="1" meta:cell-count="366" meta:object-count="0"/>
    <meta:user-defined meta:name="AppVersion">15.0000</meta:user-defined>
  </office:meta>
</office:document-meta>
</file>